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1" style:font-size-asian="12pt" style:font-name-complex="Courier1" style:font-size-complex="12pt"/>
    </style:style>
    <style:style style:name="P6" style:family="paragraph" style:parent-style-name="List_20_Number">
      <style:paragraph-properties fo:margin-left="0in" fo:margin-right="0in" fo:text-indent="0in" style:auto-text-indent="false"/>
    </style:style>
    <style:style style:name="P7" style:family="paragraph" style:parent-style-name="Text_20_body">
      <style:text-properties fo:font-weight="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style="italic" fo:font-weight="bold"/>
    </style:style>
    <style:style style:name="P10" style:family="paragraph" style:parent-style-name="Code">
      <style:text-properties style:font-name="Times New Roman" fo:font-size="12pt" fo:font-weight="normal" style:font-size-asian="12pt" style:font-weight-asian="normal" style:font-size-complex="12pt" style:font-weight-complex="normal"/>
    </style:style>
    <style:style style:name="P11" style:family="paragraph" style:parent-style-name="Code">
      <style:text-properties fo:font-weight="normal"/>
    </style:style>
    <style:style style:name="P1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3" style:family="paragraph" style:parent-style-name="Standard">
      <style:text-properties style:use-window-font-color="tru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bold"/>
    </style:style>
    <style:style style:name="P16" style:family="paragraph" style:parent-style-name="Standard">
      <style:text-properties fo:font-style="normal"/>
    </style:style>
    <style:style style:name="P17" style:family="paragraph" style:parent-style-name="Standard">
      <style:paragraph-properties fo:text-align="center" style:justify-single-word="false"/>
    </style:style>
    <style:style style:name="P18" style:family="paragraph" style:parent-style-name="Text_20_body_20_indent">
      <style:text-properties fo:color="#ff0000"/>
    </style:style>
    <style:style style:name="P19" style:family="paragraph" style:parent-style-name="Text_20_body_20_indent">
      <style:text-properties style:use-window-font-color="true"/>
    </style:style>
    <style:style style:name="P20" style:family="paragraph" style:parent-style-name="Text_20_body_20_indent">
      <style:text-properties fo:font-weight="bold"/>
    </style:style>
    <style:style style:name="P21" style:family="paragraph" style:parent-style-name="Code_20_Indented">
      <style:text-properties fo:font-weight="normal"/>
    </style:style>
    <style:style style:name="P22" style:family="paragraph" style:parent-style-name="Code_20_Indented">
      <style:text-properties fo:font-size="11pt" style:font-size-asian="11pt" style:font-style-asian="italic" style:font-size-complex="11pt"/>
    </style:style>
    <style:style style:name="P23" style:family="paragraph" style:parent-style-name="Code_20_Indented">
      <style:text-properties fo:font-style="normal" fo:font-weight="normal"/>
    </style:style>
    <style:style style:name="P24" style:family="paragraph" style:parent-style-name="Code_20_Indented">
      <style:text-properties fo:font-style="normal" fo:font-weight="bold"/>
    </style:style>
    <style:style style:name="P25" style:family="paragraph" style:parent-style-name="Standard">
      <style:paragraph-properties fo:margin-left="-0.011in" fo:margin-right="0in" fo:text-indent="0in" style:auto-text-indent="false"/>
    </style:style>
    <style:style style:name="P26" style:family="paragraph" style:parent-style-name="Standard">
      <style:paragraph-properties fo:margin-left="-0.011in" fo:margin-right="0in" fo:text-indent="0in" style:auto-text-indent="false"/>
      <style:text-properties fo:font-weight="normal"/>
    </style:style>
    <style:style style:name="P27" style:family="paragraph" style:parent-style-name="Code">
      <style:paragraph-properties fo:margin-left="0.6492in" fo:margin-right="0in" fo:text-indent="-0.2201in" style:auto-text-indent="false"/>
    </style:style>
    <style:style style:name="P28"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9" style:family="paragraph" style:parent-style-name="Body_20_Text_20_First_20_Indent">
      <style:text-properties fo:font-style="italic"/>
    </style:style>
    <style:style style:name="P30" style:family="paragraph" style:parent-style-name="Code_20_Indented">
      <style:paragraph-properties fo:margin-left="0.25in" fo:margin-right="0in" fo:text-indent="0in" style:auto-text-indent="false"/>
    </style:style>
    <style:style style:name="P31" style:family="paragraph" style:parent-style-name="Code">
      <style:paragraph-properties fo:margin-left="0.5in" fo:margin-right="0in" fo:text-indent="-0.2201in" style:auto-text-indent="false"/>
    </style:style>
    <style:style style:name="P32" style:family="paragraph" style:parent-style-name="Code">
      <style:paragraph-properties fo:margin-left="0.5in" fo:margin-right="0in" fo:text-indent="-0.2201in" style:auto-text-indent="false"/>
      <style:text-properties fo:font-weight="normal"/>
    </style:style>
    <style:style style:name="P33" style:family="paragraph" style:parent-style-name="Preformatted_20_Text">
      <style:paragraph-properties fo:margin-left="0.5in" fo:margin-right="0in" fo:text-indent="-0.2201in" style:auto-text-indent="false"/>
      <style:text-properties fo:font-weight="normal"/>
    </style:style>
    <style:style style:name="P34" style:family="paragraph" style:parent-style-name="Code_20_Indented">
      <style:paragraph-properties fo:margin-left="0.5in" fo:margin-right="0in" fo:text-indent="-0.25in" style:auto-text-indent="false"/>
    </style:style>
    <style:style style:name="P35" style:family="paragraph" style:parent-style-name="Preformatted_20_Text">
      <style:paragraph-properties fo:margin-left="0.2799in" fo:margin-right="0in" fo:text-indent="0in" style:auto-text-indent="false"/>
      <style:text-properties fo:font-weight="normal"/>
    </style:style>
    <style:style style:name="P36" style:family="paragraph" style:parent-style-name="Preformatted_20_Text">
      <style:paragraph-properties fo:margin-left="0.248in" fo:margin-right="0in" fo:text-indent="0in" style:auto-text-indent="false"/>
    </style:style>
    <style:style style:name="P37" style:family="paragraph" style:parent-style-name="Preformatted_20_Text">
      <style:paragraph-properties fo:margin-left="0.248in" fo:margin-right="0in" fo:text-indent="0in" style:auto-text-indent="false"/>
      <style:text-properties fo:font-weight="normal"/>
    </style:style>
    <style:style style:name="P38" style:family="paragraph" style:parent-style-name="Preformatted_20_Text">
      <style:paragraph-properties fo:margin-left="0.5in" fo:margin-right="0in" fo:text-indent="0in" style:auto-text-indent="false"/>
      <style:text-properties fo:font-size="8pt" style:font-size-asian="8pt" style:font-size-complex="8pt"/>
    </style:style>
    <style:style style:name="P39"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40"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41"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42" style:family="paragraph" style:parent-style-name="Preformatted_20_Text">
      <style:paragraph-properties fo:margin-left="0.0083in" fo:margin-right="0in" fo:text-indent="0in" style:auto-text-indent="false"/>
    </style:style>
    <style:style style:name="P43"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4"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5"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6"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7" style:family="paragraph" style:parent-style-name="Standard">
      <style:paragraph-properties fo:margin-left="0.2728in" fo:margin-right="0in" fo:text-indent="-0.0083in" style:auto-text-indent="false">
        <style:tab-stops/>
      </style:paragraph-properties>
    </style:style>
    <style:style style:name="P48"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9" style:family="paragraph" style:parent-style-name="Standard">
      <style:paragraph-properties fo:margin-left="0.0256in" fo:margin-right="0in" fo:text-indent="0in" style:auto-text-indent="false">
        <style:tab-stops/>
      </style:paragraph-properties>
    </style:style>
    <style:style style:name="P50"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51"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52"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3"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4" style:family="paragraph" style:parent-style-name="List_20_Number">
      <style:text-properties fo:font-style="normal"/>
    </style:style>
    <style:style style:name="P55" style:family="paragraph" style:parent-style-name="List_20_Number">
      <style:text-properties style:font-name="Courier New" fo:font-size="10pt" style:font-size-asian="10pt" style:font-size-complex="10pt"/>
    </style:style>
    <style:style style:name="P56" style:family="paragraph" style:parent-style-name="Body_20_Text_20_Indent_20_3">
      <style:text-properties fo:font-size="10pt" style:font-size-asian="10pt" style:font-size-complex="10pt"/>
    </style:style>
    <style:style style:name="P57" style:family="paragraph" style:parent-style-name="Contents_20_3">
      <style:paragraph-properties>
        <style:tab-stops>
          <style:tab-stop style:position="6.5555in" style:type="right" style:leader-style="dotted" style:leader-text="."/>
        </style:tab-stops>
      </style:paragraph-properties>
    </style:style>
    <style:style style:name="P58" style:family="paragraph" style:parent-style-name="Contents_20_4">
      <style:paragraph-properties>
        <style:tab-stops>
          <style:tab-stop style:position="6.2992in" style:type="right" style:leader-style="dotted" style:leader-text="."/>
        </style:tab-stops>
      </style:paragraph-properties>
    </style:style>
    <style:style style:name="P59" style:family="paragraph" style:parent-style-name="Contents_20_1">
      <style:paragraph-properties>
        <style:tab-stops>
          <style:tab-stop style:position="6.889in" style:type="right" style:leader-style="dotted" style:leader-text="."/>
        </style:tab-stops>
      </style:paragraph-properties>
    </style:style>
    <style:style style:name="P60" style:family="paragraph" style:parent-style-name="Contents_20_2">
      <style:paragraph-properties>
        <style:tab-stops>
          <style:tab-stop style:position="6.722in" style:type="right" style:leader-style="dotted" style:leader-text="."/>
        </style:tab-stops>
      </style:paragraph-properties>
    </style:style>
    <style:style style:name="P61" style:family="paragraph" style:parent-style-name="Standard" style:list-style-name="L3"/>
    <style:style style:name="P62" style:family="paragraph" style:parent-style-name="Standard" style:list-style-name="L3"/>
    <style:style style:name="P63" style:family="paragraph" style:parent-style-name="Standard" style:list-style-name="L3"/>
    <style:style style:name="P64" style:family="paragraph" style:parent-style-name="Standard" style:list-style-name="L3"/>
    <style:style style:name="P65" style:family="paragraph" style:parent-style-name="Standard" style:list-style-name="L3"/>
    <style:style style:name="P66" style:family="paragraph" style:parent-style-name="Standard" style:list-style-name="L3"/>
    <style:style style:name="P67" style:family="paragraph" style:parent-style-name="Standard" style:list-style-name="L3"/>
    <style:style style:name="P68" style:family="paragraph" style:parent-style-name="Text_20_body" style:list-style-name="L2"/>
    <style:style style:name="P69" style:family="paragraph" style:parent-style-name="Text_20_body" style:list-style-name="L1"/>
    <style:style style:name="P70" style:family="paragraph" style:parent-style-name="Text_20_body" style:list-style-name="L1"/>
    <style:style style:name="P71" style:family="paragraph" style:parent-style-name="Text_20_body" style:list-style-name="L1"/>
    <style:style style:name="P72" style:family="paragraph" style:parent-style-name="Heading_20_1" style:list-style-name="L1"/>
    <style:style style:name="P73" style:family="paragraph" style:parent-style-name="Heading_20_1" style:list-style-name="L1"/>
    <style:style style:name="P74" style:family="paragraph" style:parent-style-name="Heading_20_1" style:list-style-name="L1"/>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style style:name="P83" style:family="paragraph" style:parent-style-name="Heading_20_2" style:list-style-name="L1">
      <style:text-properties style:use-window-font-color="true"/>
    </style:style>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paragraph-properties fo:margin-left="0in" fo:margin-right="0in" fo:text-indent="0in" style:auto-text-indent="false"/>
    </style:style>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paragraph-properties fo:margin-left="0in" fo:margin-right="0in" fo:text-indent="0in" style:auto-text-indent="false"/>
    </style:style>
    <style:style style:name="P102" style:family="paragraph" style:parent-style-name="Heading_20_4" style:list-style-name="L1"/>
    <style:style style:name="P103" style:family="paragraph" style:parent-style-name="Heading_20_4" style:list-style-name="L1"/>
    <style:style style:name="P104" style:family="paragraph" style:parent-style-name="Heading_20_4" style:list-style-name="L1"/>
    <style:style style:name="P10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06" style:family="paragraph" style:parent-style-name="List_20_Bullet_20_2">
      <style:text-properties fo:font-style="normal" fo:font-weight="bold"/>
    </style:style>
    <style:style style:name="P107" style:family="paragraph" style:parent-style-name="List_20_Bullet_20_2"/>
    <style:style style:name="P108" style:family="paragraph" style:parent-style-name="List_20_Bullet"/>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text-underline-style="none"/>
    </style:style>
    <style:style style:name="T20" style:family="text">
      <style:text-properties fo:font-size="10pt"/>
    </style:style>
    <style:style style:name="T2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How-To Setup Hierarchy in <text:s/>xCAT 2</text:p>
      <text:p text:style-name="P17"><text:date style:data-style-name="N37" text:date-value="2010-08-26T10:59:51.25">08/26/10</text:date>, <text:time style:data-style-name="N43" text:time-value="2010-08-26T10:59:51.25">10:59:51 AM</text:time></text:p>
      <text:p text:style-name="P28"/>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a xlink:type="simple" xlink:href="#1.Introduction|outline" text:style-name="Internet_20_link" text:visited-style-name="Internet_20_link">1.0 Introduction</text:a><text:tab/>1</text:p>
          <text:p text:style-name="P59"><text:a xlink:type="simple" xlink:href="#2.Setup the MN Hierarchical Database|outline" text:style-name="Internet_20_link" text:visited-style-name="Internet_20_link">2.0 Setup the MN Hierarchical Database</text:a><text:tab/>2</text:p>
          <text:p text:style-name="P60"><text:a xlink:type="simple" xlink:href="#2.1.Setup Service Node Access to the Database|outline" text:style-name="Internet_20_link" text:visited-style-name="Internet_20_link">2.1 Setup Service Node Access to the Database</text:a><text:tab/>3</text:p>
          <text:p text:style-name="P60"><text:a xlink:type="simple" xlink:href="#2.2.Define the Management Node in the Policy Table|outline" text:style-name="Internet_20_link" text:visited-style-name="Internet_20_link">2.2 Define the Management Node in the Policy Table</text:a><text:tab/>3</text:p>
          <text:p text:style-name="P60"><text:a xlink:type="simple" xlink:href="#2.3.Define the  service nodes in the database|outline" text:style-name="Internet_20_link" text:visited-style-name="Internet_20_link">2.3 Define the <text:s/>service nodes in the database</text:a><text:tab/>4</text:p>
          <text:p text:style-name="P57"><text:a xlink:type="simple" xlink:href="#2.3.1.Add Service Nodes to the nodelist Table|outline" text:style-name="Internet_20_link" text:visited-style-name="Internet_20_link">2.3.1 Add Service Nodes to the nodelist Table</text:a><text:tab/>4</text:p>
          <text:p text:style-name="P57"><text:a xlink:type="simple" xlink:href="#2.3.2.Add Service Nodes to the nodetype Table|outline" text:style-name="Internet_20_link" text:visited-style-name="Internet_20_link">2.3.2 Add Service Nodes to the nodetype Table</text:a><text:tab/>5</text:p>
          <text:p text:style-name="P57"><text:a xlink:type="simple" xlink:href="#2.3.3.Add Service Nodes to the servicenode Table|outline" text:style-name="Internet_20_link" text:visited-style-name="Internet_20_link">2.3.3 Add Service Nodes to the servicenode Table</text:a><text:tab/>5</text:p>
          <text:p text:style-name="P57"><text:a xlink:type="simple" xlink:href="#2.3.4.Add Service Nodes postscripts to the postscripts table|outline" text:style-name="Internet_20_link" text:visited-style-name="Internet_20_link">2.3.4 Add Service Nodes postscripts to the postscripts table</text:a><text:tab/>6</text:p>
          <text:p text:style-name="P57"><text:a xlink:type="simple" xlink:href="#2.3.5.Assigning Nodes to their Service Nodes ( updating the noderes table)|outline" text:style-name="Internet_20_link" text:visited-style-name="Internet_20_link">2.3.5 Assigning Nodes to their Service Nodes ( updating the noderes table)</text:a><text:tab/>6</text:p>
          <text:p text:style-name="P58"><text:a xlink:type="simple" xlink:href="#2.3.5.1.Service Node Pools (not supported in AIX)|outline" text:style-name="Internet_20_link" text:visited-style-name="Internet_20_link">2.3.5.1 Service Node Pools (not supported in AIX)</text:a><text:tab/>7</text:p>
          <text:p text:style-name="P57"><text:a xlink:type="simple" xlink:href="#2.3.6.Setup Site Table|outline" text:style-name="Internet_20_link" text:visited-style-name="Internet_20_link">2.3.6 Setup Site Table</text:a><text:tab/>8</text:p>
          <text:p text:style-name="P57"><text:a xlink:type="simple" xlink:href="#2.3.7.Setup networks Table|outline" text:style-name="Internet_20_link" text:visited-style-name="Internet_20_link">2.3.7 Setup networks Table</text:a><text:tab/>9</text:p>
          <text:p text:style-name="P57"><text:a xlink:type="simple" xlink:href="#2.3.8.Setup nodehm/noderes Table for conserver/monserver|outline" text:style-name="Internet_20_link" text:visited-style-name="Internet_20_link">2.3.8 Setup nodehm/noderes Table for conserver/monserver</text:a><text:tab/>9</text:p>
          <text:p text:style-name="P58"><text:a xlink:type="simple" xlink:href="#2.3.8.1.Conserver and Monserver and Pools|outline" text:style-name="Internet_20_link" text:visited-style-name="Internet_20_link">2.3.8.1 Conserver and Monserver and Pools</text:a><text:tab/>10</text:p>
          <text:p text:style-name="P57"><text:a xlink:type="simple" xlink:href="#2.3.9.Verify the Tables|outline" text:style-name="Internet_20_link" text:visited-style-name="Internet_20_link">2.3.9 Verify the Tables</text:a><text:tab/>10</text:p>
          <text:p text:style-name="P59"><text:a xlink:type="simple" xlink:href="#3.Install or Stateless Boot the Service Nodes on Linux|outline" text:style-name="Internet_20_link" text:visited-style-name="Internet_20_link">3.0 Install or Stateless Boot the Service Nodes on Linux</text:a><text:tab/>10</text:p>
          <text:p text:style-name="P60"><text:a xlink:type="simple" xlink:href="#3.1.Build the Service Node Stateless Image|outline" text:style-name="Internet_20_link" text:visited-style-name="Internet_20_link">3.1 Build the Service Node Stateless Image</text:a><text:tab/>10</text:p>
          <text:p text:style-name="P57"><text:a xlink:type="simple" xlink:href="#3.1.1.Update Service Node Stateless Image|outline" text:style-name="Internet_20_link" text:visited-style-name="Internet_20_link">3.1.1 Update Service Node Stateless Image</text:a><text:tab/>13</text:p>
          <text:p text:style-name="P60"><text:a xlink:type="simple" xlink:href="#3.2.Set Up the Service Nodes for diskfull Installation|outline" text:style-name="Internet_20_link" text:visited-style-name="Internet_20_link">3.2 Set Up the Service Nodes for diskfull Installation</text:a><text:tab/>13</text:p>
          <text:p text:style-name="P57"><text:a xlink:type="simple" xlink:href="#3.2.1.xCAT Service Node RPMS and dependencies|outline" text:style-name="Internet_20_link" text:visited-style-name="Internet_20_link">3.2.1 xCAT Service Node RPMS and dependencies</text:a><text:tab/>14</text:p>
          <text:p text:style-name="P57"><text:a xlink:type="simple" xlink:href="#3.2.2.Update Service Node Diskfull Image|outline" text:style-name="Internet_20_link" text:visited-style-name="Internet_20_link">3.2.2 Update Service Node Diskfull Image</text:a><text:tab/>15</text:p>
          <text:p text:style-name="P60"><text:a xlink:type="simple" xlink:href="#3.3.Monitor install and boot|outline" text:style-name="Internet_20_link" text:visited-style-name="Internet_20_link">3.3 Monitor install and boot</text:a><text:tab/>15</text:p>
          <text:p text:style-name="P60"><text:a xlink:type="simple" xlink:href="#3.4. Test Service Node installation|outline" text:style-name="Internet_20_link" text:visited-style-name="Internet_20_link">3.4 <text:s/>Test Service Node installation</text:a><text:tab/>15</text:p>
          <text:p text:style-name="P59"><text:a xlink:type="simple" xlink:href="#1.Diagnostics|outline" text:style-name="Internet_20_link" text:visited-style-name="Internet_20_link">1.0 Diagnostics</text:a><text:tab/>15</text:p>
          <text:p text:style-name="P59"><text:a xlink:type="simple" xlink:href="#1.Migrating a Management Node to a Service Node|outline" text:style-name="Internet_20_link" text:visited-style-name="Internet_20_link">1.0 Migrating a Management Node to a Service Node</text:a><text:tab/>16</text:p>
          <text:p text:style-name="P59"><text:a xlink:type="simple" xlink:href="#2.Install or Stateless Boot the Service Nodes on AIX|outline" text:style-name="Internet_20_link" text:visited-style-name="Internet_20_link">2.0 Install or Stateless Boot the Service Nodes on AIX</text:a><text:tab/>16</text:p>
          <text:p text:style-name="P59"><text:a xlink:type="simple" xlink:href="#3.References|outline" text:style-name="Internet_20_link" text:visited-style-name="Internet_20_link">3.0 References</text:a><text:tab/>16</text:p>
        </text:index-body>
      </text:table-of-content>
      <text:p text:style-name="P12"/>
      <text:list text:style-name="L1">
        <text:list-item>
          <text:h text:style-name="P72"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7"><text:soft-page-break/>**Important** The xCAT servicenodes must be at the <text:s/>same release/ version as the xCAT Management Node. This version can be checked by running <text:s/>nodels -v. </text:p>
      <text:p text:style-name="Code_20_Indented">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DB2 <text:s/>or MySQL . <text:s/>PostgreSQL, DB2 <text:s/>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perl, rpm. <text:s text:c="2"/>It will require all the dependencies that were setup on the MN. <text:s text:c="2"/>DB2 must be installed and configured manually on the Service Node(s). </text:p>
      <text:p text:style-name="Standard"/>
      <text:p text:style-name="Standard">There is a different install package xCATsn for the service node vs. <text:s/>xCAT for the Management Node. </text:p>
      <text:p text:style-name="Standard"><text:s text:c="2"/></text:p>
      <text:p text:style-name="Standard"/>
      <text:p text:style-name="P14"/>
      <text:list text:style-name="L1" text:continue-numbering="true">
        <text:list-item>
          <text:h text:style-name="P72"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DB2 <text:s/>or PostgreSQL. <text:s text:c="2"/>MySQL and PostgreSQL are available with the Linux OS. <text:s text:c="2"/>We package MySQL for you in our AIX dependency package. <text:s/>DB2 is an IBM product and must be purchased.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p text:style-name="Body_20_Text_20_First_20_Indent">Instructions for setting up a DB2 database for xCAT are found in the <text:a xlink:type="simple" xlink:href="http://xcat.svn.sourceforge.net/viewvc/xcat/xcat-core/trunk/xCAT-client/share/doc/xCAT2SetupDB2.pdf">xCAT2SetupDB2</text:a> documentation. </text:p>
      <text:p text:style-name="Body_20_Text_20_First_20_Indent"/>
      <text:list text:style-name="L1" text:continue-numbering="true">
        <text:list-item>
          <text:list text:continue-numbering="true">
            <text:list-item>
              <text:h text:style-name="P79" text:outline-level="2"><text:soft-page-break/>Setup Service Node Access to the Database</text:h>
            </text:list-item>
          </text:list>
        </text:list-item>
      </text:list>
      <text:p text:style-name="Body_20_Text_20_First_20_Indent"/>
      <text:h text:style-name="Heading_20_2" text:outline-level="2" text:is-list-header="true"/>
      <text:p text:style-name="Body_20_Text_20_First_20_Indent"><text:s/>Even if you have your database up and running on the Management Node, <text:s/>you probably now need o back and give the Service Node access to the database, now that you have defined your service node. Each database <text:s/>has a different method to do this. <text:s/>Check the above documentation, for allowing remote <text:s/>host/ client access to the database. </text:p>
      <text:p text:style-name="Body_20_Text_20_First_20_Indent">For the mysqlsetup script, <text:s/>use the mysqlsetup -f &lt; filename&gt; option. <text:s text:c="2"/>See man mysqlsetup. </text:p>
      <text:list text:style-name="L1" text:continue-numbering="true">
        <text:list-item>
          <text:list text:continue-numbering="true">
            <text:list-header>
              <text:h text:style-name="P79" text:outline-level="2" text:is-list-header="true"/>
            </text:list-header>
          </text:list>
        </text:list-item>
      </text:list>
      <text:p text:style-name="Standard"/>
      <text:list text:style-name="L1" text:continue-numbering="true">
        <text:list-item>
          <text:list text:continue-numbering="true">
            <text:list-item>
              <text:h text:style-name="P79" text:outline-level="2">Define the Management Node in the Policy Table</text:h>
            </text:list-item>
          </text:list>
        </text:list-item>
      </text:list>
      <text:p text:style-name="Standard"/>
      <text:p text:style-name="Standard"/>
      <text:p text:style-name="Standard"/>
      <text:p text:style-name="Standard">Run this command to get the correct management node name known by ssl:</text:p>
      <text:p text:style-name="Standard"/>
      <text:p text:style-name="Standard"/>
      <text:p text:style-name="Code_20_Indented">openssl x509 -text -in /etc/xcat/cert/server-cert.pem -noout|grep Subject:</text:p>
      <text:p text:style-name="Code_20_Indented">this will display something like:</text:p>
      <text:p text:style-name="Code_20_Indented">Subject: CN=mgt.cluster</text:p>
      <text:p text:style-name="P56"/>
      <text:p text:style-name="Standard">Update the policy table with mgt.cluster output from the command: </text:p>
      <text:list text:style-name="WW8Num9">
        <text:list-header>
          <text:p text:style-name="List_20_Number"/>
        </text:list-header>
      </text:list>
      <text:p text:style-name="Code_20_Indented">chtab priority=5 policy.name=&lt;mgt.cluster&gt; policy.rule=allow</text:p>
      <text:p text:style-name="Code_20_Indented"/>
      <text:p text:style-name="Text_20_body_20_indent">Note: <text:s/>this name must be an MN name that is known by the service nodes. </text:p>
      <text:p text:style-name="Text_20_body_20_indent"/>
      <text:p text:style-name="Standard">Make sure the site table has at least the following settings (using tabdump, tabedit, chtab):</text:p>
      <text:list text:style-name="L2">
        <text:list-header>
          <text:p text:style-name="P68"/>
        </text:list-header>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p text:style-name="Standard">Verify the policy table contains at least:</text:p>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text:soft-page-break/>"5","mn20",,,,,,"allow",,</text:p>
      <text:p text:style-name="Code_20_Indented"/>
      <text:p text:style-name="Code_20_Indented"/>
      <text:list text:style-name="L1" text:continue-numbering="true">
        <text:list-item>
          <text:list text:continue-numbering="true">
            <text:list-item>
              <text:h text:style-name="P87" text:outline-level="2">Define the <text:s/>service nodes in the database</text:h>
            </text:list-item>
          </text:list>
        </text:list-item>
      </text:list>
      <text:p text:style-name="P25">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12">You will also be adding all the relevant database data for the service nodes (SN) such that the SN can be installed and <text:s/>managed from the </text:span><text:span text:style-name="T12">Management Node(MN). <text:s/>In addition you will be adding the information to the database that will tell xCAT which service nodes (SN) <text:s/>will service which compute nodes (CN).</text:span></text:p>
      <text:p text:style-name="P26"/>
      <text:p text:style-name="P26"><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5"/>
      <text:p text:style-name="P25">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5"/>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6"/>
      <text:p text:style-name="P26"/>
      <text:p text:style-name="P8"/>
      <text:list text:style-name="L1" text:continue-numbering="true">
        <text:list-item>
          <text:list text:continue-numbering="true">
            <text:list-item>
              <text:list text:continue-numbering="true">
                <text:list-item>
                  <text:h text:style-name="P88"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22">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88" text:outline-level="3"><text:soft-page-break/>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88"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text:span><text:soft-page-break/><text:span text:style-name="T14">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88" text:outline-level="3"><text:reference-mark-start text:name="1.1.1Add Service Nodes postscripts to the postscripts table"/><text:reference-mark-start text:name="Add Service Nodes postscripts to the postscripts table"/>Add Service Nodes postscripts to the postscripts table<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
      <text:p text:style-name="P4"><text:s text:c="3"/>chdef -t group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30"/>
      <text:list text:style-name="L1" text:continue-numbering="true">
        <text:list-item>
          <text:list text:continue-numbering="true">
            <text:list-item>
              <text:list text:continue-numbering="true">
                <text:list-item>
                  <text:h text:style-name="P88"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5"/>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text:soft-page-break/>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9"><text:span text:style-name="T1">Note</text:span><text:span text:style-name="T17">:</text:span> tabdump -d noderes will give further explanation of each table attribute.</text:p>
      <text:p text:style-name="P29"/>
      <text:list text:style-name="L1" text:continue-numbering="true">
        <text:list-item>
          <text:list text:continue-numbering="true">
            <text:list-item>
              <text:list text:continue-numbering="true">
                <text:list-item>
                  <text:list text:continue-numbering="true">
                    <text:list-item>
                      <text:h text:style-name="P102"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
      <text:p text:style-name="P5">To use Service Node pools, you need to architect your network such that all of the compute nodes and service nodes are on the same flat network. <text:s/>If you don't want the management node to respond to/manage some of the compute nodes, it shouldn't be on that same flat network.<text:line-break/>The site.dhcpinterfaces attribute should be set such that the SNs' DHCP daemon only listens on the NIC that faces the compute nodes, not the NIC that faces the MN. <text:s/>This avoids some timing issues when the SNs are being deployed (so that they don't respond to each other before they are<text:line-break/>completely ready).</text:p>
      <text:p text:style-name="Standard"><text:soft-page-break/>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
      <text:p text:style-name="P9">Note: <text:s/><text:span text:style-name="T16">the noderes table's xcatmaster, tftpserver,nfsserver <text:s/>attributes should be blank for any node entry that has the noderes servicenode attribute set to a pool of service nodes.</text:span></text:p>
      <text:p text:style-name="Text_20_body"/>
      <text:p text:style-name="P7">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102"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88" text:outline-level="3" text:is-list-header="true"/>
                </text:list-header>
                <text:list-item>
                  <text:h text:style-name="P88"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ext:soft-page-break/>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text:style-name="L1" text:continue-numbering="true">
        <text:list-item>
          <text:list text:continue-numbering="true">
            <text:list-item>
              <text:list text:continue-numbering="true">
                <text:list-item>
                  <text:h text:style-name="P88" text:outline-level="3">Setup networks Table</text:h>
                </text:list-item>
              </text:list>
              <text:h text:style-name="P79"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101" text:outline-level="3"><text:soft-page-break/>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102"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text:style-name="L1" text:continue-numbering="true">
        <text:list-item>
          <text:list text:continue-numbering="true">
            <text:list-item>
              <text:list text:continue-numbering="true">
                <text:list-item>
                  <text:h text:style-name="P88" text:outline-level="3">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72" text:outline-level="1"><text:reference-mark-start text:name="Build the service node stateless image"/><text:reference-mark-start text:name="1.0Install or Stateless Boot the Service Nodes"/>Install or Stateless Boot the Service Nodes on Linux<text:reference-mark-end text:name="1.0Install or Stateless Boot the Service Nodes"/><text:reference-mark-end text:name="Build the service node stateless image"/></text:h>
        </text:list-item>
      </text:list>
      <text:p text:style-name="Standard"/>
      <text:p text:style-name="Standard">The service node must contain not only the OS, but also the xCAT software and it's dependencies. In addition, a number of files are added to the service node to support the PostgreSQL, DB2 <text:s/>or MySQL database access from the service node to the Management node, and ssh access to the nodes that the service nodes services. <text:s/>The following sections explain how to accomplish this.</text:p>
      <text:p text:style-name="Standard"/>
      <text:p text:style-name="P26">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3"/>
      <text:list text:style-name="L1" text:continue-numbering="true">
        <text:list-item>
          <text:list text:continue-numbering="true">
            <text:list-item>
              <text:h text:style-name="P83" text:outline-level="2"><text:reference-mark-start text:name="1.1Build the Service Node Stateless Image"/><text:reference-mark-start text:name="Build the Service Node Stateless Image"/>Build the Service Node Stateless Image<text:reference-mark-end text:name="Build the Service Node Stateless Image"/><text:reference-mark-end text:name="1.1Build the Service Node Stateless Image"/></text:h>
            </text:list-item>
          </text:list>
        </text:list-item>
      </text:list>
      <text:p text:style-name="P13">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3"/>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text:soft-page-break/>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54">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3">(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9">documentation)</text:span></text:a>:</text:p>
      <text:p text:style-name="P51"/>
      <text:p text:style-name="P47"><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8"><text:span text:style-name="T21">Download and c</text:span>opy the files to the Management Node (MN) and untar them: </text:p>
      <text:p text:style-name="P53">mkdir <text:span text:style-name="T21">-p /install/post/otherpkgs/fedora8/x86_64/xcat</text:span></text:p>
      <text:p text:style-name="P53">cd <text:span text:style-name="T21">/install/post/otherpkgs/fedora8/x86_64/xcat</text:span></text:p>
      <text:p text:style-name="P53"/>
      <text:p text:style-name="P53">tar jxvf core-rpms-snap.tar.bz2</text:p>
      <text:p text:style-name="P52">tar jxvf xcat-dep-2*.tar.bz2</text:p>
      <text:p text:style-name="P21"/>
      <text:p text:style-name="P37">Second, add rpm names into the service.&lt;osver&gt;.&lt;arch&gt;.otherpkgs.pkglist file. In most cases, this file is already created under /opt/xcat/share/xcat/netboot/&lt;os&gt; directory. If it is not, you can create your own by referencing the existing ones.</text:p>
      <text:p text:style-name="P36"><text:s text:c="2"/>vi /install/custom/netboot/fedora/service.ferdora8.x86_64.otherpkgs.pkglist</text:p>
      <text:p text:style-name="P36">add the following:</text:p>
      <text:p text:style-name="P38">-OpenIPMI-tools</text:p>
      <text:p text:style-name="P38">-tftp-server</text:p>
      <text:p text:style-name="P38">xcat/xcat-core/xCATsn</text:p>
      <text:p text:style-name="P38">xcat/xcat-dep/fedora8/x86_64/conserver</text:p>
      <text:p text:style-name="P36">where the '-' means remove the rpm first before installing other rpms. For SLES, the packages to be removed is perl-doc.<text:span text:style-name="T16"> <text:s text:c="7"/></text:span></text:p>
      <text:p text:style-name="P3"/>
      <text:list text:style-name="WW8Num9" text:continue-numbering="true">
        <text:list-item>
          <text:p text:style-name="List_20_Number">Run image generation:</text:p>
          <text:p text:style-name="List_20_Number"><text:soft-page-break/><text:line-break/><text:span text:style-name="T20">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6">For SLES 11, make sure that atftp rpm from xCAT is installed in the image not the atftp from the OS. </text:p>
          <text:p text:style-name="P6"><text:s/></text:p>
        </text:list-item>
      </text:list>
      <text:p text:style-name="Code_20_Indented">rpm –root <text:s/>/install/netboot/fedora8/x86_64/service/rootimg <text:s/>-qa | grep atftp</text:p>
      <text:list text:style-name="WW8Num9" text:continue-numbering="true">
        <text:list-header>
          <text:p text:style-name="P6">If the rpm is from then OS then remove and install the xCAT atftp ( atftp-0.7.1.*rpm) into the otherpkgs directory with the xCAT rpms as you did above and run genimage again.</text:p>
          <text:p text:style-name="P6"/>
        </text:list-header>
      </text:list>
      <text:p text:style-name="Code"><text:s text:c="5"/>rpm –root <text:s/>/install/netboot/fedora8/x86_64/service/rootimg -e &lt;atftp rpm&gt;</text:p>
      <text:p text:style-name="Code"><text:s text:c="8"/>--nodeps</text:p>
      <text:p text:style-name="Code"/>
      <text:p text:style-name="P31"><text:s text:c="2"/>cp atftp-0.7.1.*rpm <text:span text:style-name="T12">/install/post/otherpkgs/fedora8/x86_64 </text:span></text:p>
      <text:p text:style-name="P32"/>
      <text:p text:style-name="Standard"><text:span text:style-name="T12"><text:s text:c="11"/>add the rpm name into:</text:span> <text:s text:c="3"/></text:p>
      <text:p text:style-name="P33"><text:s text:c="4"/>/install/custom/netboot/fedora/service.otherpkgs.pkglist </text:p>
      <text:p text:style-name="P33"/>
      <text:p text:style-name="P35"><text:s text:c="2"/>run genimage to pick up the additional package.</text:p>
      <text:p text:style-name="P35"/>
      <text:p text:style-name="Code_20_Indented"><text:s text:c="2"/>cd /opt/xcat/share/xcat/netboot/fedora/</text:p>
      <text:p text:style-name="P33"><text:s text:c="2"/>./genimage -i eth0 -n tg3,bnx2 -o fedora8 -p service</text:p>
      <text:p text:style-name="P11"><text:s text:c="4"/></text:p>
      <text:p text:style-name="Code_20_Indented"><text:s text:c="11"/></text:p>
      <text:p text:style-name="P21"/>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55">sysfs <text:s text:c="11"/>/sys <text:s text:c="18"/>sysfs <text:s text:c="7"/>rw 0 0</text:p>
          <text:p text:style-name="P55">devpts <text:s text:c="10"/>/dev/pts <text:s text:c="14"/>devpts <text:s text:c="6"/>rw,gid=5,mode=620 0 0</text:p>
          <text:p text:style-name="P55">service_x86_64 <text:s text:c="2"/>/ <text:s text:c="21"/>tmpfs <text:s text:c="7"/>rw 0 1</text:p>
          <text:p text:style-name="P55">none <text:s text:c="12"/>/tmp <text:s text:c="18"/>tmpfs <text:s text:c="7"/>defaults,size=10m 0 2</text:p>
          <text:p text:style-name="P55"><text:soft-page-break/>none <text:s text:c="12"/>/var/tmp <text:s text:c="14"/>tmpfs <text:s text:c="7"/>defaults,size=10m 0 2</text:p>
          <text:p text:style-name="P55"><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text:style-name="L1">
        <text:list-item text:start-value="1">
          <text:list>
            <text:list-item text:start-value="1">
              <text:list>
                <text:list-item text:start-value="1">
                  <text:h text:style-name="P88" text:outline-level="3" text:restart-numbering="true" text:start-value="1">Update Service Node Stateless Image</text:h>
                </text:list-item>
              </text:list>
            </text:list-item>
          </text:list>
        </text:list-item>
      </text:list>
      <text:p text:style-name="P18"/>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20">OR</text:p>
      <text:p text:style-name="P20"/>
      <text:p text:style-name="P21">use updatenode otherpkgs function. </text:p>
      <text:p text:style-name="P21">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10"><text:soft-page-break/><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9"/>
      <text:list text:style-name="L1" text:continue-numbering="true">
        <text:list-item>
          <text:list text:continue-numbering="true">
            <text:list-item>
              <text:h text:style-name="P79"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5"/>
      <text:p text:style-name="P49"><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50"><text:span text:style-name="T21">Download and c</text:span>opy the files to the Management Node (MN) and untar them: </text:p>
      <text:p text:style-name="P41">mkdir <text:span text:style-name="T21">-p /install/post/otherpkgs/fedora8/x86_64/xcat</text:span></text:p>
      <text:p text:style-name="P41">cd <text:span text:style-name="T21">/install/post/otherpkgs/fedora8/x86_64/xcat</text:span></text:p>
      <text:p text:style-name="P41"/>
      <text:p text:style-name="P41">tar jxvf core-rpms-snap.tar.bz2</text:p>
      <text:p text:style-name="P40">tar jxvf xcat-dep-2*.tar.bz2</text:p>
      <text:p text:style-name="P46"/>
      <text:p text:style-name="P44">Second, add rpm names into the service.&lt;osver&gt;.&lt;arch&gt;.otherpkgs.pkglist file. In most cases, this file is already created under /opt/xcat/share/xcat/netboot/&lt;os&gt; directory. If it is not, you can create your own by referencing the existing ones.</text:p>
      <text:p text:style-name="P43"><text:s text:c="6"/><text:span text:style-name="T3">vi /install/custom/install/fedora/service.ferdora8.x86_64.otherpkgs.pkglist</text:span></text:p>
      <text:p text:style-name="P43">add the following:</text:p>
      <text:p text:style-name="P39">-OpenIPMI-tools</text:p>
      <text:p text:style-name="P39">-tftp-server</text:p>
      <text:p text:style-name="P39">xcat/xcat-core/xCATsn</text:p>
      <text:p text:style-name="P39">xcat/xcat-dep/fedora8/x86_64/conserver</text:p>
      <text:p text:style-name="P42"><text:span text:style-name="T7">where the '-' means remove the rpm first before installing other rpms. For SLES, the packages to be removed is perl-doc.</text:span><text:span text:style-name="T8"> <text:s text:c="2"/></text:span><text:span text:style-name="T16"><text:s text:c="4"/></text:span><text:s text:c="13"/></text:p>
      <text:p text:style-name="P29"/>
      <text:p text:style-name="P16">Third, add the otherpkgs postscript to the service node postscripts table entry.</text:p>
      <text:p text:style-name="P16"/>
      <text:p text:style-name="Code_20_Indented">chdef -t group -o service postscripts=otherpkgs,servicenode,xcatserver,xcatclient </text:p>
      <text:p text:style-name="Code_20_Indented"/>
      <text:p text:style-name="Code_20_Indented"/>
      <text:p text:style-name="Standard">Finally install the service node:</text:p>
      <text:p text:style-name="P34">nodeset service install</text:p>
      <text:p text:style-name="P34">rpower service boot</text:p>
      <text:p text:style-name="Standard"/>
      <text:list text:style-name="L1" text:continue-numbering="true">
        <text:list-item>
          <text:list text:continue-numbering="true">
            <text:list-item>
              <text:list text:continue-numbering="true">
                <text:list-item>
                  <text:h text:style-name="P88"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4"><text:soft-page-break/>Note: you will be installing the xCAT Service Node rpm xCATsn* metapackage on the Service Node, not the xCAT* Management Node metapackage. <text:s/>Do not install both.</text:p>
      <text:p text:style-name="P106"/>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107"/>
      <text:list text:style-name="L1" text:continue-numbering="true">
        <text:list-item>
          <text:list text:continue-numbering="true">
            <text:list-item>
              <text:list text:continue-numbering="true">
                <text:list-header>
                  <text:h text:style-name="P88" text:outline-level="3" text:is-list-header="true"/>
                </text:list-header>
              </text:list>
            </text:list-item>
          </text:list>
        </text:list-item>
      </text:list>
      <text:p text:style-name="Standard"/>
      <text:list text:style-name="L1" text:continue-numbering="true">
        <text:list-item>
          <text:list text:continue-numbering="true">
            <text:list-item>
              <text:list text:continue-numbering="true">
                <text:list-item>
                  <text:h text:style-name="P88" text:outline-level="3">Update Service Node Diskfull Image</text:h>
                </text:list-item>
              </text:list>
            </text:list-item>
          </text:list>
        </text:list-item>
      </text:list>
      <text:p text:style-name="Standard"/>
      <text:p text:style-name="P21"/>
      <text:p text:style-name="P21"/>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Update <text:s/>the new xCAT service node rpms:</text:p>
      <text:p text:style-name="Code_20_Indented">updatenode service -S</text:p>
      <text:p text:style-name="Standard"/>
      <text:p text:style-name="Standard"/>
      <text:list text:style-name="L1" text:continue-numbering="true">
        <text:list-item>
          <text:list text:continue-numbering="true">
            <text:list-item>
              <text:h text:style-name="P79" text:outline-level="2">Monitor install and boot</text:h>
            </text:list-item>
          </text:list>
        </text:list-item>
      </text:list>
      <text:p text:style-name="Text_20_body"/>
      <text:p text:style-name="Code">wcons service <text:s text:c="5"/># make sure DISPLAY is set to your X server/VNC or</text:p>
      <text:p text:style-name="P27">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79"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108"/>
      <text:h text:style-name="Heading_20_3" text:outline-level="3" text:is-list-header="true"><text:soft-page-break/></text:h>
      <text:list text:style-name="L1">
        <text:list-item text:start-value="1">
          <text:h text:style-name="P72" text:outline-level="1" text:restart-numbering="true" text:start-value="1">Diagnostics</text:h>
        </text:list-item>
      </text:list>
      <text:list text:style-name="L3">
        <text:list-item>
          <text:p text:style-name="P61"><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61"><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61"><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61">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61"><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61"><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61"><text:s text:c="17"/></text:p>
        </text:list-item>
      </text:list>
      <text:p text:style-name="Standard"/>
      <text:p text:style-name="Standard"/>
      <text:list text:style-name="L1">
        <text:list-item text:start-value="1">
          <text:h text:style-name="P72" text:outline-level="1" text:restart-numbering="true" text:start-value="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text:soft-page-break/>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72" text:outline-level="1">Install or Stateless Boot the Service Nodes on AIX</text:h>
        </text:list-item>
      </text:list>
      <text:p text:style-name="Standard"/>
      <text:p text:style-name="P25"><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text:style-name="L1" text:continue-numbering="true">
        <text:list-item>
          <text:h text:style-name="P72" text:outline-level="1">References</text:h>
        </text:list-item>
      </text:list>
      <text:p text:style-name="Standard"/>
      <text:list text:style-name="L1" text:continue-numbering="true">
        <text:list-header>
          <text:p text:style-name="P69">The <text:a xlink:type="simple" xlink:href="https://xcat.svn.sourceforge.net/svnroot/xcat/xcat-core/trunk/xCAT-client/share/doc/xCAT2advanced.pdf">xCAT advanced Cookbook</text:a> gives you a detailed example of setting up hierarchy on a Linux Cluster. </text:p>
          <text:p text:style-name="P69">The <text:a xlink:type="simple" xlink:href="https://xcat.svn.sourceforge.net/svnroot/xcat/xcat-core/trunk/xCAT-client/share/doc/xCAT2onAIXServiceNodes.pdf">xCAT2onAIXServiceNodes</text:a> gives you a detailed example of setting up hierarchy on an AIX cluster. </text:p>
          <text:p text:style-name="P69">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date>2010-08-26T10:59:02</dc:date>
    <meta:printed-by>Egan Ford</meta:printed-by>
    <meta:print-date>2008-05-08T10:26:10</meta:print-date>
    <meta:editing-cycles>370</meta:editing-cycles>
    <meta:editing-duration>P9DT14H20M0S</meta:editing-duration>
    <meta:user-defined meta:name="Info 1"/>
    <meta:user-defined meta:name="Info 2"/>
    <meta:user-defined meta:name="Info 3"/>
    <meta:user-defined meta:name="Info 4"/>
    <meta:document-statistic meta:table-count="0" meta:image-count="0" meta:object-count="0" meta:page-count="17" meta:paragraph-count="338" meta:word-count="5167" meta:character-count="31485"/>
  </office:meta>
</office:document-meta>
</file>